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# Description</text:p>
      <text:p text:style-name="P1">- What changes were made?</text:p>
      <text:p text:style-name="P1">- What was the rationale behind these changes?</text:p>
      <text:p text:style-name="P1"/>
      <text:p text:style-name="P3"/>
      <text:p text:style-name="P1">## Type of Change </text:p>
      <text:p text:style-name="P2"><text:s text:c="2"/></text:p>
      <text:p text:style-name="P1">- [ ] feat (A new feature)</text:p>
      <text:p text:style-name="P1">- [ ] fix (A bugfix)</text:p>
      <text:p text:style-name="P1">- [ ] docs (Documentation-only changes)</text:p>
      <text:p text:style-name="P1">- [ ] refactor (A code change that neither fixes a bug nor adds a feature)</text:p>
      <text:p text:style-name="P1">- [ ] perf (A code change that improves performance)</text:p>
      <text:p text:style-name="P1">- [ ] test (Add missing tests or correct existing tests)</text:p>
      <text:p text:style-name="P1">- [ ] build (Changes that affect the build system or external dependencies, e.g. gulp, broccoli, npm)</text:p>
      <text:p text:style-name="P1">- [ ] ci (Changes to our CI configuration files and scripts, e.g. Travis, Circle, BrowserStack, SauceLabs)</text:p>
      <text:p text:style-name="P1">- [ ] chore (Other changes that don't modify src or test files)</text:p>
      <text:p text:style-name="P1">- [ ] revert (Reverts a previous commit)</text:p>
      <text:p text:style-name="P1">- [ ] style (Changes that do not affect the meaning of the code - whitespace, formatting, etc)</text:p>
      <text:p text:style-name="P3"/>
      <text:p text:style-name="P1">### Where should the reviewer start? :checkered_flag:</text:p>
      <text:p text:style-name="P1">(Explain where the reviewer should start in order to review the whole addition or subtractions)</text:p>
      <text:p text:style-name="P1"/>
      <text:p text:style-name="P3"/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0:04:26.571276904</meta:creation-date>
    <dc:date>2022-11-16T10:05:48.282075826</dc:date>
    <meta:editing-duration>PT1M22S</meta:editing-duration>
    <meta:editing-cycles>1</meta:editing-cycles>
    <meta:generator>LibreOffice/7.1.7.2$Linux_X86_64 LibreOffice_project/10$Build-2</meta:generator>
    <meta:document-statistic meta:table-count="0" meta:image-count="0" meta:object-count="0" meta:page-count="1" meta:paragraph-count="18" meta:word-count="170" meta:character-count="924" meta:non-whitespace-character-count="768"/>
  </office:meta>
</office:document-meta>
</file>